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 fo:keep-with-next="alway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Table_20_Contents">
      <style:paragraph-properties fo:keep-together="always" style:shadow="none" fo:keep-with-next="always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 style:master-page-name="">
      <style:paragraph-properties fo:keep-together="always" style:page-number="auto" style:shadow="none" fo:keep-with-next="always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keep-together="always" style:shadow="none" fo:keep-with-next="always">
        <style:tab-stops>
          <style:tab-stop style:position="9.393cm"/>
        </style:tab-stops>
      </style:paragraph-properties>
      <style:text-properties style:font-name="Arial Narrow" fo:font-size="2pt" fo:font-style="normal" style:font-size-asian="2pt" style:font-style-asian="normal" style:font-size-complex="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%=SIGNATURE_NOM_CAISS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atrick Cattin</dc:creator>
    <dc:date>2012-12-07T15:21:34.65</dc:date>
    <meta:editing-cycles>27</meta:editing-cycles>
    <meta:editing-duration>PT33M1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